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7.261in" style:type="right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7.261in" style:type="right"/>
        </style:tab-stops>
      </style:paragraph-properties>
    </style:style>
    <style:style style:name="P3" style:family="paragraph" style:parent-style-name="Standard">
      <style:paragraph-properties fo:margin-left="0in" fo:margin-right="0in" fo:text-indent="0.5in" style:auto-text-indent="false"/>
    </style:style>
    <style:style style:name="P4" style:family="paragraph" style:parent-style-name="List_20_Paragraph">
      <style:paragraph-properties fo:margin-left="0in" fo:margin-right="0in" fo:text-align="justify" style:justify-single-word="false" fo:text-indent="0.5in" style:auto-text-indent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4472c4" style:font-name="Times New Roman" fo:font-size="16pt" style:text-underline-style="solid" style:text-underline-width="auto" style:text-underline-color="font-color" style:font-size-asian="16pt" style:font-name-complex="Times New Roman1" style:font-size-complex="16pt"/>
    </style:style>
    <style:style style:name="P6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text-properties fo:color="#333333" style:font-name="Times New Roman" fo:font-size="14pt" fo:background-color="#f9f9f9" style:font-size-asian="14pt" style:font-name-complex="Times New Roman1" style:font-size-complex="14pt"/>
    </style:style>
    <style:style style:name="P10" style:family="paragraph" style:parent-style-name="Standard">
      <style:text-properties fo:color="#333333" fo:font-size="10.5pt" style:font-size-asian="10.5pt" style:font-size-complex="10.5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fo:color="#000000" style:font-name="Times New Roman" fo:font-size="14pt" style:font-size-asian="14pt" style:font-name-complex="Times New Roman1" style:font-size-complex="14pt"/>
    </style:style>
    <style:style style:name="P13" style:family="paragraph" style:parent-style-name="Standard">
      <style:paragraph-properties fo:text-align="justify" style:justify-single-word="false"/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P14" style:family="paragraph" style:parent-style-name="Standard">
      <style:text-properties style:font-name="Consolas" fo:font-size="12pt" style:font-size-asian="12pt" style:font-name-complex="Times New Roman1" style:font-size-complex="14pt"/>
    </style:style>
    <style:style style:name="P15" style:family="paragraph" style:parent-style-name="Standard">
      <style:text-properties fo:color="#212529" style:font-name="Segoe UI" fo:background-color="#ffffff" style:font-name-complex="Segoe UI1"/>
    </style:style>
    <style:style style:name="P16" style:family="paragraph" style:parent-style-name="Standard">
      <style:paragraph-properties fo:line-height="115%" fo:text-align="center" style:justify-single-word="false" fo:orphans="2" fo:widows="2" fo:padding="0in" fo:border="none"/>
      <style:text-properties fo:color="#00000a" style:font-name="Times New Roman" fo:font-size="14pt" style:font-size-asian="14pt" style:font-name-complex="Times New Roman1" style:font-size-complex="14pt"/>
    </style:style>
    <style:style style:name="P17" style:family="paragraph" style:parent-style-name="Standard">
      <style:paragraph-properties fo:line-height="150%" fo:text-align="center" style:justify-single-word="false" fo:orphans="2" fo:widows="2" fo:padding="0in" fo:border="none"/>
      <style:text-properties fo:color="#00000a" style:font-name="Times New Roman" fo:font-size="14pt" fo:font-style="italic" style:font-size-asian="14pt" style:font-style-asian="italic" style:font-name-complex="Times New Roman1" style:font-size-complex="14pt"/>
    </style:style>
    <style:style style:name="P18" style:family="paragraph" style:parent-style-name="Standard">
      <style:paragraph-properties fo:line-height="150%" fo:text-align="center" style:justify-single-word="false" fo:orphans="2" fo:widows="2" fo:padding="0in" fo:border="none"/>
      <style:text-properties fo:color="#00000a" style:font-name="Times New Roman" fo:font-size="11pt" style:font-size-asian="11pt" style:font-name-complex="Times New Roman1" style:font-size-complex="11pt"/>
    </style:style>
    <style:style style:name="P19" style:family="paragraph" style:parent-style-name="Standard">
      <style:paragraph-properties fo:line-height="150%" fo:text-align="center" style:justify-single-word="false" fo:orphans="2" fo:widows="2" fo:padding="0in" fo:border="none"/>
      <style:text-properties fo:color="#00000a" style:font-name="Times New Roman" fo:font-size="18pt" style:font-size-asian="18pt" style:font-name-complex="Times New Roman1" style:font-size-complex="18pt"/>
    </style:style>
    <style:style style:name="P20" style:family="paragraph" style:parent-style-name="Standard">
      <style:paragraph-properties fo:line-height="150%" fo:text-align="center" style:justify-single-word="false" fo:orphans="2" fo:widows="2" fo:padding="0in" fo:border="none"/>
      <style:text-properties fo:color="#00000a" style:font-name="Times New Roman" fo:font-size="18pt" fo:font-weight="bold" style:font-size-asian="18pt" style:font-weight-asian="bold" style:font-name-complex="Times New Roman1" style:font-size-complex="18pt"/>
    </style:style>
    <style:style style:name="P21" style:family="paragraph" style:parent-style-name="Standard">
      <style:paragraph-properties fo:orphans="2" fo:widows="2" fo:padding="0in" fo:border="none"/>
      <style:text-properties fo:color="#00000a"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P22" style:family="paragraph" style:parent-style-name="Standard">
      <style:paragraph-properties fo:text-align="end" style:justify-single-word="false" fo:orphans="2" fo:widows="2" fo:padding="0in" fo:border="none"/>
      <style:text-properties fo:color="#00000a"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P23" style:family="paragraph" style:parent-style-name="Standard">
      <style:paragraph-properties fo:margin-left="3.4457in" fo:margin-right="0in" fo:orphans="2" fo:widows="2" fo:text-indent="0in" style:auto-text-indent="false" fo:padding="0in" fo:border="none"/>
    </style:style>
    <style:style style:name="P24" style:family="paragraph" style:parent-style-name="Standard">
      <style:paragraph-properties fo:margin-left="3.4457in" fo:margin-right="0in" fo:orphans="2" fo:widows="2" fo:text-indent="0in" style:auto-text-indent="false" fo:padding="0in" fo:border="none"/>
      <style:text-properties fo:color="#00000a"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P25" style:family="paragraph" style:parent-style-name="Standard">
      <style:paragraph-properties fo:margin-left="3.4457in" fo:margin-right="0in" fo:orphans="2" fo:widows="2" fo:text-indent="0in" style:auto-text-indent="false" fo:padding="0in" fo:border="none"/>
      <style:text-properties fo:color="#00000a" style:font-name="Times New Roman" fo:font-size="14pt" style:font-size-asian="14pt" style:font-name-complex="Times New Roman1" style:font-size-complex="14pt"/>
    </style:style>
    <style:style style:name="P26" style:family="paragraph" style:parent-style-name="Standard">
      <style:paragraph-properties fo:margin-left="3.4457in" fo:margin-right="0in" fo:text-align="center" style:justify-single-word="false" fo:text-indent="0in" style:auto-text-indent="false"/>
      <style:text-properties fo:color="#4472c4" style:font-name="Times New Roman" fo:font-size="16pt" style:text-underline-style="solid" style:text-underline-width="auto" style:text-underline-color="font-color" style:font-size-asian="16pt" style:font-name-complex="Times New Roman1" style:font-size-complex="16pt"/>
    </style:style>
    <style:style style:name="P27" style:family="paragraph" style:parent-style-name="Standard">
      <style:paragraph-properties fo:margin-top="0in" fo:margin-bottom="0.111in" loext:contextual-spacing="false" fo:line-height="108%" fo:orphans="2" fo:widows="2"/>
      <style:text-properties fo:color="#4472c4" style:font-name="Times New Roman" fo:font-size="18pt" style:font-size-asian="18pt" style:font-name-complex="Times New Roman1" style:font-size-complex="18pt"/>
    </style:style>
    <style:style style:name="P28" style:family="paragraph" style:parent-style-name="Standard">
      <style:paragraph-properties fo:margin-left="0.25in" fo:margin-right="0in" fo:text-indent="0in" style:auto-text-indent="false"/>
      <style:text-properties style:font-name="Times New Roman" fo:font-size="12pt" fo:font-weight="bold" style:font-size-asian="12pt" style:font-weight-asian="bold" style:font-name-complex="Times New Roman1"/>
    </style:style>
    <style:style style:name="P29" style:family="paragraph" style:parent-style-name="Standard">
      <style:paragraph-properties fo:margin-left="0.25in" fo:margin-right="0in" fo:text-indent="0in" style:auto-text-indent="false"/>
      <style:text-properties style:font-name="Times New Roman" fo:font-size="12pt" style:font-size-asian="12pt" style:font-name-complex="Times New Roman1"/>
    </style:style>
    <style:style style:name="P30" style:family="paragraph" style:parent-style-name="Heading_20_2">
      <style:paragraph-properties fo:margin-top="0.1945in" fo:margin-bottom="0.1945in" loext:contextual-spacing="false" fo:text-align="center" style:justify-single-word="false"/>
      <style:text-properties fo:font-size="16pt" style:font-size-asian="16pt" style:font-size-complex="16pt"/>
    </style:style>
    <style:style style:name="P31" style:family="paragraph" style:parent-style-name="Heading_20_1">
      <style:paragraph-properties fo:text-align="center" style:justify-single-word="false" fo:break-before="page"/>
      <style:text-properties fo:font-size="20pt" style:font-size-asian="20pt" style:font-size-complex="20pt"/>
    </style:style>
    <style:style style:name="P32" style:family="paragraph" style:parent-style-name="Heading_20_1">
      <style:paragraph-properties fo:text-align="center" style:justify-single-word="false"/>
      <style:text-properties fo:font-size="20pt" style:font-size-asian="20pt" style:font-size-complex="20pt"/>
    </style:style>
    <style:style style:name="P33" style:family="paragraph" style:parent-style-name="Standard">
      <style:paragraph-properties fo:margin-top="0.1665in" fo:margin-bottom="0in" loext:contextual-spacing="false" fo:line-height="108%" fo:keep-together="always" fo:orphans="2" fo:widows="2" fo:break-before="page" fo:padding="0in" fo:border="none" fo:keep-with-next="always"/>
      <style:text-properties fo:color="#2e75b5" style:font-name="Times New Roman" fo:font-size="18pt" style:font-size-asian="18pt" style:font-name-complex="Times New Roman1" style:font-size-complex="18pt"/>
    </style:style>
    <style:style style:name="P34" style:family="paragraph" style:parent-style-name="List_20_Paragraph" style:list-style-name="WWNum18">
      <style:text-properties style:font-name="Times New Roman" fo:font-size="12pt" style:font-size-asian="12pt" style:font-name-complex="Times New Roman1"/>
    </style:style>
    <style:style style:name="P35" style:family="paragraph" style:parent-style-name="List_20_Paragraph" style:list-style-name="WWNum19">
      <style:text-properties style:font-name="Times New Roman" fo:font-size="12pt" style:font-size-asian="12pt" style:font-name-complex="Times New Roman1"/>
    </style:style>
    <style:style style:name="P36" style:family="paragraph" style:parent-style-name="List_20_Paragraph" style:list-style-name="WWNum20">
      <style:text-properties style:font-name="Times New Roman" fo:font-size="12pt" style:font-size-asian="12pt" style:font-name-complex="Times New Roman1"/>
    </style:style>
    <style:style style:name="P37" style:family="paragraph" style:parent-style-name="List_20_Paragraph" style:list-style-name="WWNum21">
      <style:text-properties style:font-name="Times New Roman" fo:font-size="12pt" style:font-size-asian="12pt" style:font-name-complex="Times New Roman1"/>
    </style:style>
    <style:style style:name="P38" style:family="paragraph" style:parent-style-name="List_20_Paragraph" style:list-style-name="WWNum21">
      <style:text-properties style:font-name="Times New Roman" fo:font-size="12pt" officeooo:rsid="001bb703" officeooo:paragraph-rsid="001bb703" style:font-size-asian="12pt" style:font-name-complex="Times New Roman1"/>
    </style:style>
    <style:style style:name="P39" style:family="paragraph" style:parent-style-name="List_20_Paragraph" style:list-style-name="WWNum20">
      <style:text-properties style:font-name="Times New Roman" fo:font-size="12pt" officeooo:rsid="001bb703" officeooo:paragraph-rsid="001bb703" style:font-name-asian="Times New Roman1" style:font-size-asian="12pt" style:font-name-complex="Times New Roman1"/>
    </style:style>
    <style:style style:name="P40" style:family="paragraph" style:parent-style-name="List_20_Paragraph" style:list-style-name="WWNum21">
      <style:text-properties style:font-name="Times New Roman" fo:font-size="12pt" officeooo:rsid="001bb703" officeooo:paragraph-rsid="001bb703" style:font-name-asian="Times New Roman1" style:font-size-asian="12pt" style:font-name-complex="Times New Roman1"/>
    </style:style>
    <style:style style:name="P41" style:family="paragraph" style:parent-style-name="List_20_Paragraph" style:list-style-name="WWNum19"/>
    <style:style style:name="P42" style:family="paragraph" style:parent-style-name="List_20_Paragraph" style:list-style-name="WWNum20"/>
    <style:style style:name="P43" style:family="paragraph" style:parent-style-name="List_20_Paragraph" style:list-style-name="WWNum21"/>
    <style:style style:name="P44" style:family="paragraph" style:parent-style-name="Standard" style:master-page-name="Standard">
      <style:paragraph-properties fo:line-height="115%" fo:text-align="center" style:justify-single-word="false" fo:orphans="2" fo:widows="2" style:page-number="1" fo:padding="0in" fo:border="none"/>
    </style:style>
    <style:style style:name="P45" style:family="paragraph" style:parent-style-name="Standard">
      <style:text-properties style:font-name="Consolas" style:font-name-complex="Times New Roman1"/>
    </style:style>
    <style:style style:name="P46" style:family="paragraph" style:parent-style-name="Standard" style:list-style-name="WWNum17">
      <loext:graphic-properties draw:fill="solid" draw:fill-color="#ffffff"/>
      <style:paragraph-properties fo:margin-top="0.1945in" fo:margin-bottom="0in" loext:contextual-spacing="false" fo:orphans="2" fo:widows="2" fo:background-color="#ffffff"/>
    </style:style>
    <style:style style:name="P47" style:family="paragraph" style:parent-style-name="Standard" style:list-style-name="WWNum17">
      <loext:graphic-properties draw:fill="solid" draw:fill-color="#ffffff"/>
      <style:paragraph-properties fo:margin-top="0in" fo:margin-bottom="0in" loext:contextual-spacing="false" fo:orphans="2" fo:widows="2" fo:background-color="#ffffff"/>
      <style:text-properties fo:color="#212529" style:font-name="Segoe UI" fo:font-size="12pt" style:font-size-asian="12pt" style:font-name-complex="Segoe UI1" style:font-size-complex="12pt"/>
    </style:style>
    <style:style style:name="P48" style:family="paragraph" style:parent-style-name="Standard" style:list-style-name="WWNum17">
      <loext:graphic-properties draw:fill="solid" draw:fill-color="#ffffff"/>
      <style:paragraph-properties fo:margin-top="0in" fo:margin-bottom="0.1945in" loext:contextual-spacing="false" fo:orphans="2" fo:widows="2" fo:background-color="#ffffff"/>
      <style:text-properties fo:color="#212529" style:font-name="Segoe UI" fo:font-size="12pt" style:font-size-asian="12pt" style:font-name-complex="Segoe UI1" style:font-size-complex="12pt"/>
    </style:style>
    <style:style style:name="T1" style:family="text">
      <style:text-properties fo:color="#000000" style:font-name="Times New Roman" fo:font-size="14pt" style:font-size-asian="14pt" style:font-name-complex="Times New Roman1" style:font-size-complex="14pt"/>
    </style:style>
    <style:style style:name="T2" style:family="text">
      <style:text-properties fo:color="#000000" style:font-name="Times New Roman" fo:font-size="14pt" fo:language="en" fo:country="US" style:font-size-asian="14pt" style:font-name-complex="Times New Roman1" style:font-size-complex="14pt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5" style:family="text">
      <style:text-properties style:font-name="Times New Roman" fo:font-size="14pt" fo:language="en" fo:country="US" style:text-underline-style="solid" style:text-underline-width="auto" style:text-underline-color="font-color" style:font-size-asian="14pt" style:font-name-complex="Times New Roman1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7" style:family="text">
      <style:text-properties style:font-name="Times New Roman" fo:font-size="12pt" style:font-size-asian="12pt" style:font-name-complex="Times New Roman1"/>
    </style:style>
    <style:style style:name="T8" style:family="text">
      <style:text-properties style:font-name="Times New Roman" fo:font-size="12pt" officeooo:rsid="001bb703" style:font-size-asian="12pt" style:font-name-complex="Times New Roman1"/>
    </style:style>
    <style:style style:name="T9" style:family="text">
      <style:text-properties style:font-name="Times New Roman" fo:font-size="12pt" officeooo:rsid="001ebf62" style:font-size-asian="12pt" style:font-name-complex="Times New Roman1"/>
    </style:style>
    <style:style style:name="T10" style:family="text">
      <style:text-properties style:font-name="Times New Roman" fo:font-size="12pt" fo:language="en" fo:country="US" style:font-size-asian="12pt" style:font-name-complex="Times New Roman1"/>
    </style:style>
    <style:style style:name="T11" style:family="text">
      <style:text-properties style:font-name="Times New Roman" fo:font-size="12pt" fo:language="en" fo:country="US" officeooo:rsid="001ebf62" style:font-size-asian="12pt" style:font-name-complex="Times New Roman1"/>
    </style:style>
    <style:style style:name="T12" style:family="text">
      <style:text-properties style:font-name="Times New Roman" fo:font-size="12pt" officeooo:rsid="001bb703" style:font-name-asian="Times New Roman1" style:font-size-asian="12pt" style:font-name-complex="Times New Roman1"/>
    </style:style>
    <style:style style:name="T13" style:family="text">
      <style:text-properties fo:color="#00000a" style:font-name="Times New Roman" fo:font-size="14pt" style:font-size-asian="14pt" style:font-name-complex="Times New Roman1" style:font-size-complex="14pt"/>
    </style:style>
    <style:style style:name="T14" style:family="text">
      <style:text-properties fo:color="#00000a"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15" style:family="text">
      <style:text-properties text:display="true"/>
    </style:style>
    <style:style style:name="T16" style:family="text">
      <style:text-properties fo:color="#212529" style:font-name="Segoe UI" fo:font-size="12pt" style:font-size-asian="12pt" style:font-name-complex="Segoe UI1" style:font-size-complex="12pt"/>
    </style:style>
    <style:style style:name="T17" style:family="text">
      <style:text-properties fo:color="#212529" style:text-position="sub 58%" style:font-name="Segoe UI" fo:font-size="12pt" style:font-size-asian="12pt" style:font-name-complex="Segoe UI1" style:font-size-complex="12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text:span text:style-name="T1">Министерств</text:span><text:span text:style-name="T3">о</text:span><text:span text:style-name="T1"> науки и высшего образования Российской Федерации</text:span></text:p>
      <text:p text:style-name="P16">федеральное государственное автономное образовательное учреждение высшего образования </text:p>
      <text:p text:style-name="P16">«Национальный исследовательский университет ИТМО»</text:p>
      <text:p text:style-name="P16"/>
      <text:p text:style-name="P17">Факультет Программной инженерии и компьютерной техники</text:p>
      <text:p text:style-name="P18"/>
      <text:p text:style-name="P18"/>
      <text:p text:style-name="P18"/>
      <text:p text:style-name="P18"/>
      <text:p text:style-name="P18"/>
      <text:p text:style-name="P18"/>
      <text:p text:style-name="P20">Лабораторная работа №6</text:p>
      <text:p text:style-name="P19">Обмен данными с ВУ по прерыванию</text:p>
      <text:p text:style-name="P19"/>
      <text:p text:style-name="P19">Вариант №3107</text:p>
      <text:p text:style-name="P19"/>
      <text:p text:style-name="P21"/>
      <text:p text:style-name="P21"/>
      <text:p text:style-name="P21"/>
      <text:p text:style-name="P22"/>
      <text:p text:style-name="P22"/>
      <text:p text:style-name="P24">Группа: P3131</text:p>
      <text:p text:style-name="P24"/>
      <text:p text:style-name="P23"><text:span text:style-name="T14">Выполнил</text:span><text:span text:style-name="T13">: Хайкин О. И.</text:span></text:p>
      <text:p text:style-name="P25"/>
      <text:p text:style-name="P25"/>
      <text:p text:style-name="P23"><text:span text:style-name="T14">Проверил</text:span><text:span text:style-name="T13">:</text:span></text:p>
      <text:p text:style-name="P25">Перцев Тимофей Сергеевич</text:p>
      <text:p text:style-name="P26"/>
      <text:p text:style-name="P5"/>
      <text:p text:style-name="P5"/>
      <text:p text:style-name="P5"/>
      <text:p text:style-name="P8">Санкт-Петербург</text:p>
      <text:p text:style-name="P8">2022г</text:p>
      <text:p text:style-name="P33">Оглавление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Toc101107830" text:style-name="Index_20_Link" text:visited-style-name="Index_20_Link">Задание</text:a><text:a xlink:type="simple" xlink:href="#_Toc101107830" text:style-name="Index_20_Link" text:visited-style-name="Index_20_Link"><text:span text:style-name="T15"><text:tab/>3</text:span></text:a></text:p>
          <text:p text:style-name="P1"><text:a xlink:type="simple" xlink:href="#_Toc101107831" text:style-name="Index_20_Link" text:visited-style-name="Index_20_Link">Выполнение работы</text:a><text:a xlink:type="simple" xlink:href="#_Toc101107831" text:style-name="Index_20_Link" text:visited-style-name="Index_20_Link"><text:span text:style-name="T15"><text:tab/>3</text:span></text:a></text:p>
          <text:p text:style-name="P2"><text:a xlink:type="simple" xlink:href="#_Toc101107832" text:style-name="Index_20_Link" text:visited-style-name="Index_20_Link">Составленная программа (ассемблер)</text:a><text:a xlink:type="simple" xlink:href="#_Toc101107832" text:style-name="Index_20_Link" text:visited-style-name="Index_20_Link"><text:span text:style-name="T15"><text:tab/>3</text:span></text:a></text:p>
          <text:p text:style-name="P2"><text:a xlink:type="simple" xlink:href="#_Toc101107833" text:style-name="Index_20_Link" text:visited-style-name="Index_20_Link">Назначение программы и реализуемые ею функции</text:a><text:a xlink:type="simple" xlink:href="#_Toc101107833" text:style-name="Index_20_Link" text:visited-style-name="Index_20_Link"><text:span text:style-name="T15"><text:tab/>4</text:span></text:a></text:p>
          <text:p text:style-name="P2"><text:a xlink:type="simple" xlink:href="#_Toc101107834" text:style-name="Index_20_Link" text:visited-style-name="Index_20_Link">Область представления исходных данных и результата</text:a><text:a xlink:type="simple" xlink:href="#_Toc101107834" text:style-name="Index_20_Link" text:visited-style-name="Index_20_Link"><text:span text:style-name="T15"><text:tab/>4</text:span></text:a></text:p>
          <text:p text:style-name="P2"><text:a xlink:type="simple" xlink:href="#_Toc101107835" text:style-name="Index_20_Link" text:visited-style-name="Index_20_Link">Область допустимых значений исходных данных и результата</text:a><text:a xlink:type="simple" xlink:href="#_Toc101107835" text:style-name="Index_20_Link" text:visited-style-name="Index_20_Link"><text:span text:style-name="T15"><text:tab/>4</text:span></text:a></text:p>
          <text:p text:style-name="P2"><text:a xlink:type="simple" xlink:href="#_Toc101107836" text:style-name="Index_20_Link" text:visited-style-name="Index_20_Link">Расположение в памяти ЭВМ программы, исходных данных и результата</text:a><text:a xlink:type="simple" xlink:href="#_Toc101107836" text:style-name="Index_20_Link" text:visited-style-name="Index_20_Link"><text:span text:style-name="T15"><text:tab/>5</text:span></text:a></text:p>
          <text:p text:style-name="P2"><text:a xlink:type="simple" xlink:href="#_Toc101107837" text:style-name="Index_20_Link" text:visited-style-name="Index_20_Link">Адреса первой и последней выполняемых команд</text:a><text:a xlink:type="simple" xlink:href="#_Toc101107837" text:style-name="Index_20_Link" text:visited-style-name="Index_20_Link"><text:span text:style-name="T15"><text:tab/>5</text:span></text:a></text:p>
          <text:p text:style-name="P2"><text:a xlink:type="simple" xlink:href="#_Toc101107838" text:style-name="Index_20_Link" text:visited-style-name="Index_20_Link">Методика проверки</text:a><text:a xlink:type="simple" xlink:href="#_Toc101107838" text:style-name="Index_20_Link" text:visited-style-name="Index_20_Link"><text:span text:style-name="T15"><text:tab/>5</text:span></text:a></text:p>
          <text:p text:style-name="P1"><text:a xlink:type="simple" xlink:href="#_Toc101107839" text:style-name="Index_20_Link" text:visited-style-name="Index_20_Link">Вывод</text:a><text:a xlink:type="simple" xlink:href="#_Toc101107839" text:style-name="Index_20_Link" text:visited-style-name="Index_20_Link"><text:span text:style-name="T15"><text:tab/>6</text:span></text:a></text:p>
        </text:index-body>
      </text:table-of-content>
      <text:p text:style-name="P6"/>
      <text:p text:style-name="P6"/>
      <text:p text:style-name="P7"/>
      <text:p text:style-name="P27"/>
      <text:h text:style-name="P31" text:outline-level="1"><text:bookmark-start text:name="_Toc101107830"/><text:bookmark text:name="_heading=h.2et92p0"/>Задание<text:bookmark-end text:name="_Toc101107830"/></text:h>
      <text:p text:style-name="P15">По выданному преподавателем варианту разработать и исследовать работу комплекса программ обмена данными в режиме прерывания программы. Основная программа должна изменять содержимое заданной ячейки памяти (Х), которое должно быть представлено как знаковое число. Область допустимых значений изменения Х должна быть ограничена заданной функцией F(X) и конструктивными особенностями регистра данных ВУ (8-ми битное знаковое представление). Программа обработки прерывания должна выводить на ВУ модифицированное значение Х в соответствии с вариантом задания, а также игнорировать все необрабатываемые прерывания.</text:p>
      <text:list xml:id="list1356182652" text:style-name="WWNum17">
        <text:list-item>
          <text:p text:style-name="P46"><text:span text:style-name="T16">Основная программа должна уменьшать на 2 содержимое X (ячейки памяти с адресом 012</text:span><text:span text:style-name="T17">16</text:span><text:span text:style-name="T16">) в цикле.</text:span></text:p>
        </text:list-item>
        <text:list-item>
          <text:p text:style-name="P47">Обработчик прерывания должен по нажатию кнопки готовности ВУ-3 осуществлять вывод результата вычисления функции F(X)=-4X+6 на данное ВУ, a по нажатию кнопки готовности ВУ-2 прибавить содержимое РД данного ВУ к Х, результат записать в X</text:p>
        </text:list-item>
        <text:list-item>
          <text:p text:style-name="P48">Если Х оказывается вне ОДЗ при выполнении любой операции по его изменению, то необходимо в Х записать максимальное по ОДЗ число.</text:p>
        </text:list-item>
      </text:list>
      <text:p text:style-name="P9"/>
      <text:p text:style-name="P10"/>
      <text:h text:style-name="P32" text:outline-level="1"><text:bookmark-start text:name="_Toc101107831"/>Выполнение работы<text:bookmark-end text:name="_Toc101107831"/></text:h>
      <text:h text:style-name="P30" text:outline-level="2"><text:bookmark-start text:name="_Toc101107832"/>Составленная программа (ассемблер)<text:bookmark-end text:name="_Toc101107832"/></text:h>
      <text:p text:style-name="P45"><text:tab/>ORG<text:tab/>0x0<text:tab/>; Настройка векторов прерываний</text:p>
      <text:p text:style-name="P45">V0:<text:tab/>WORD<text:tab/>$DEFAULT,0x180</text:p>
      <text:p text:style-name="P45">V1:<text:tab/>WORD<text:tab/>$DEFAULT,0x180</text:p>
      <text:p text:style-name="P45">V2:<text:tab/>WORD<text:tab/>$INT2,0x180</text:p>
      <text:p text:style-name="P45">V3:<text:tab/>WORD<text:tab/>$INT3,0x180</text:p>
      <text:p text:style-name="P45">V4:<text:tab/>WORD<text:tab/>$DEFAULT,0x180</text:p>
      <text:p text:style-name="P45">V5:<text:tab/>WORD<text:tab/>$DEFAULT,0x180</text:p>
      <text:p text:style-name="P45">V6:<text:tab/>WORD<text:tab/>$DEFAULT,0x180</text:p>
      <text:p text:style-name="P45">V7:<text:tab/>WORD<text:tab/>$DEFAULT,0x180</text:p>
      <text:p text:style-name="P45"><text:tab/>ORG<text:tab/>0x012</text:p>
      <text:p text:style-name="P45">X:<text:tab/>WORD<text:tab/>0x0000<text:tab/>; Ячейка для работы основной программы</text:p>
      <text:p text:style-name="P45">LOWEST:<text:tab/>WORD<text:tab/>0xFFE2<text:tab/>; Наименьшее значение ОДЗ</text:p>
      <text:p text:style-name="P45">HIGHEST:<text:tab/>WORD<text:tab/>0x0021<text:tab/>; Наибольшее значение ОДЗ</text:p>
      <text:p text:style-name="P45">DEFAULT:<text:tab/>IRET<text:tab/><text:tab/>; "Пустое" прерывание</text:p>
      <text:p text:style-name="P45">START:<text:tab/>DI<text:tab/><text:tab/>; Запрещаем прерывания</text:p>
      <text:p text:style-name="P45"><text:tab/>CLA<text:tab/><text:tab/>; Очистка аккумулятора (загрузка значения 0)</text:p>
      <text:p text:style-name="P45"><text:tab/>OUT<text:tab/>0x1<text:tab/></text:p>
      <text:p text:style-name="P45"><text:tab/>OUT<text:tab/>0x3</text:p>
      <text:p text:style-name="P45"><text:tab/>OUT<text:tab/>0xB</text:p>
      <text:p text:style-name="P45"><text:tab/>OUT<text:tab/>0xD</text:p>
      <text:p text:style-name="P45"><text:tab/>OUT<text:tab/>0x11</text:p>
      <text:p text:style-name="P45"><text:tab/>OUT<text:tab/>0x15</text:p>
      <text:p text:style-name="P45"><text:tab/>OUT<text:tab/>0x19</text:p>
      <text:p text:style-name="P45"><text:tab/>OUT<text:tab/>0x1D<text:tab/>; Запрет преерываний всум ВУ кроме ВУ-2 и ВУ-3</text:p>
      <text:p text:style-name="P45"><text:tab/>LD<text:tab/>#0xA<text:tab/>; 1010 - значение для MR КВУ-2</text:p>
      <text:p text:style-name="P45"><text:tab/>OUT<text:tab/>0x5</text:p>
      <text:p text:style-name="P45"><text:tab/>LD<text:tab/>#0xB<text:tab/>; 1011 - значение для MR КВУ-3</text:p>
      <text:p text:style-name="P45"><text:tab/>OUT<text:tab/>0x7</text:p>
      <text:p text:style-name="P45">MAIN:<text:tab/>EI<text:tab/><text:tab/>; Разрешаем прерывания</text:p>
      <text:p text:style-name="P45"><text:tab/>LD<text:tab/>X<text:tab/>; Загружаем в аккумулятор X</text:p>
      <text:p text:style-name="P45">CYCLE:<text:tab/>DI</text:p>
      <text:p text:style-name="P45"><text:tab/>SUB<text:tab/>#0x2<text:tab/>; Уменьшение значения на 2</text:p>
      <text:p text:style-name="P45"><text:tab/>PUSH</text:p>
      <text:p text:style-name="P45"><text:soft-page-break/><text:tab/>CALL<text:tab/>CHECK<text:tab/>; Вызов подпрограммы проверки ОДЗ</text:p>
      <text:p text:style-name="P45"><text:tab/>POP</text:p>
      <text:p text:style-name="P45"><text:tab/>ST<text:tab/>X<text:tab/>; Сохранение значения X</text:p>
      <text:p text:style-name="P45"><text:tab/>EI</text:p>
      <text:p text:style-name="P45"><text:tab/>NOP<text:tab/><text:tab/>; Точка отладки (конец цикла)</text:p>
      <text:p text:style-name="P45"><text:tab/>JUMP<text:tab/>CYCLE<text:tab/>; Цикл (вечный)</text:p>
      <text:p text:style-name="P45">INT2:<text:tab/>NOP<text:tab/><text:tab/>; Точка отладки, начало прерывания с ВУ-2 (сложить DR ВУ-2 с X)</text:p>
      <text:p text:style-name="P45"><text:tab/>CLA</text:p>
      <text:p text:style-name="P45"><text:tab/>IN<text:tab/>4<text:tab/>; Читаем значение на ВУ-2</text:p>
      <text:p text:style-name="P45"><text:tab/>SXTB</text:p>
      <text:p text:style-name="P45"><text:tab/>ADD<text:tab/>X<text:tab/>; Складываем с X</text:p>
      <text:p text:style-name="P45"><text:tab/>PUSH</text:p>
      <text:p text:style-name="P45"><text:tab/>CALL<text:tab/>CHECK<text:tab/>; Вызов подпрограммы проверки ОДЗ</text:p>
      <text:p text:style-name="P45"><text:tab/>POP</text:p>
      <text:p text:style-name="P45"><text:tab/>ST<text:tab/>X<text:tab/>; Сохранение значения X</text:p>
      <text:p text:style-name="P45"><text:tab/>NOP<text:tab/><text:tab/>; Точка отладки, конец прерывания с ВУ-2</text:p>
      <text:p text:style-name="P45"><text:tab/>IRET<text:tab/><text:tab/>; Возврат из прерывания</text:p>
      <text:p text:style-name="P45">INT3:<text:tab/>NOP<text:tab/><text:tab/>; Точка отладки, начало прерывания с ВУ-3 (вывести -4X+6)</text:p>
      <text:p text:style-name="P45"><text:tab/>PUSH<text:tab/><text:tab/>; Сохраняем в стек текущее значение на аккумуляторе</text:p>
      <text:p text:style-name="P45"><text:tab/>LD<text:tab/>X<text:tab/>; Загружаем текущий X</text:p>
      <text:p text:style-name="P45"><text:tab/>NEG<text:tab/><text:tab/>; -X</text:p>
      <text:p text:style-name="P45"><text:tab/>ASL<text:tab/><text:tab/>; -2X</text:p>
      <text:p text:style-name="P45"><text:tab/>ASL<text:tab/><text:tab/>; -4X</text:p>
      <text:p text:style-name="P45"><text:tab/>ADD<text:tab/>#0x6<text:tab/>; -4X+6</text:p>
      <text:p text:style-name="P45"><text:tab/>OUT<text:tab/>6<text:tab/>; Вывод</text:p>
      <text:p text:style-name="P45"><text:tab/>POP<text:tab/><text:tab/>; Возвращаем значение аккумулятора</text:p>
      <text:p text:style-name="P45"><text:tab/>NOP<text:tab/><text:tab/>; Точка отладки, конец прерывания с ВУ-3</text:p>
      <text:p text:style-name="P45"><text:tab/>IRET<text:tab/><text:tab/>; Возврат из прерывания</text:p>
      <text:p text:style-name="P45">CHECK:<text:tab/>LD<text:tab/>&amp;1<text:tab/>; Загружаем переданное на проверку число</text:p>
      <text:p text:style-name="P45"><text:tab/>CMP<text:tab/>LOWEST<text:tab/>; Если меньше нижней границы, то</text:p>
      <text:p text:style-name="P45"><text:tab/>BMI<text:tab/>NEWX<text:tab/>; ставим максимальное по ОДЗ значение</text:p>
      <text:p text:style-name="P45"><text:tab/>CMP<text:tab/>HIGHEST<text:tab/>; Если больше верхней границы, то</text:p>
      <text:p text:style-name="P45"><text:tab/>BPL<text:tab/>NEWX<text:tab/>; ставим максимальное по ОДЗ значение</text:p>
      <text:p text:style-name="P45"><text:tab/>JUMP<text:tab/>RETURN<text:tab/>; Если значение входит в ОДЗ, то на выход из подпрограммы</text:p>
      <text:p text:style-name="P45">NEWX:<text:tab/>LD<text:tab/>HIGHEST<text:tab/>; Загрузка максимального по ОДЗ значения</text:p>
      <text:p text:style-name="P45">RETURN:<text:tab/>ST<text:tab/>&amp;1<text:tab/>; Сохранение в стек</text:p>
      <text:p text:style-name="P45"><text:tab/>RET<text:tab/><text:tab/>; Возврат из подпрограммы</text:p>
      <text:p text:style-name="Standard"/>
      <text:h text:style-name="P30" text:outline-level="2"><text:bookmark-start text:name="_Toc101107833"/>Назначение программы и реализуемые ею функции<text:bookmark-end text:name="_Toc101107833"/></text:h>
      <text:p text:style-name="Standard"><text:span text:style-name="T3">Назначение: основная программа уменьшает на 2 содержимое </text:span><text:span text:style-name="T4">X</text:span><text:span text:style-name="T3">. По прерыванию с ВУ-2 к значению </text:span><text:span text:style-name="T4">X</text:span><text:span text:style-name="T3"> прибавляется содержимое РД этого ВУ. По прерыванию с ВУ-3 на него выводится значение функции </text:span><text:span text:style-name="T4">f</text:span><text:span text:style-name="T3">(</text:span><text:span text:style-name="T4">x</text:span><text:span text:style-name="T3">) = -4</text:span><text:span text:style-name="T4">X</text:span><text:span text:style-name="T3">+6</text:span></text:p>
      <text:h text:style-name="P30" text:outline-level="2"><text:bookmark-start text:name="_Toc101107834"/>Область представления исходных данных и результата<text:bookmark-end text:name="_Toc101107834"/></text:h>
      <text:p text:style-name="P7">Исходные данные:</text:p>
      <text:p text:style-name="P11"><text:span text:style-name="T6">Нижняя граница </text:span><text:span text:style-name="T5">X</text:span><text:span text:style-name="T6"> (метка </text:span><text:span text:style-name="T5">LOWEST</text:span><text:span text:style-name="T6">):</text:span><text:span text:style-name="T3"> знаковое число</text:span></text:p>
      <text:p text:style-name="P11"><text:span text:style-name="T6">Верхняя граница </text:span><text:span text:style-name="T5">X</text:span><text:span text:style-name="T6"> (метка </text:span><text:span text:style-name="T5">HIGHEST</text:span><text:span text:style-name="T6">)</text:span><text:span text:style-name="T3">: знаковое число</text:span></text:p>
      <text:h text:style-name="P30" text:outline-level="2"><text:bookmark-start text:name="_Toc101107835"/>Область допустимых значений исходных данных и результата<text:bookmark-end text:name="_Toc101107835"/></text:h>
      <text:p text:style-name="P11"><text:span text:style-name="T6">Нижняя граница </text:span><text:span text:style-name="T5">X</text:span><text:span text:style-name="T6"> (метка </text:span><text:span text:style-name="T5">LOWEST</text:span><text:span text:style-name="T6">):</text:span><text:span text:style-name="T3"> любое* число, меньше верхней границы</text:span></text:p>
      <text:p text:style-name="P11"><text:span text:style-name="T6">Верхняя граница </text:span><text:span text:style-name="T5">X</text:span><text:span text:style-name="T6"> (метка </text:span><text:span text:style-name="T5">HIGHEST</text:span><text:span text:style-name="T6">)</text:span><text:span text:style-name="T3">: любое* число, больше нижней границы</text:span></text:p>
      <text:p text:style-name="P11"><text:span text:style-name="T3">* нижняя и верхняя границы </text:span><text:span text:style-name="T4">X</text:span><text:span text:style-name="T3"> определяются из функции и технических ограничений ВУ (8 разрядов под знаковое число результата). Т.е.:</text:span></text:p>
      <text:p text:style-name="P11"><text:soft-page-break/><text:span text:style-name="T3">-2^7&lt;=F(</text:span><text:span text:style-name="T4">x</text:span><text:span text:style-name="T3">)&lt;=2^7-1</text:span></text:p>
      <text:p text:style-name="P11"><text:span text:style-name="T3">-128&lt;=-4</text:span><text:span text:style-name="T4">x</text:span><text:span text:style-name="T3">+6&lt;=127</text:span></text:p>
      <text:p text:style-name="P11"><text:span text:style-name="T3">-134&lt;=-4</text:span><text:span text:style-name="T4">x</text:span><text:span text:style-name="T3">&lt;=121</text:span></text:p>
      <text:p text:style-name="P11"><text:span text:style-name="T3">-121&lt;=4</text:span><text:span text:style-name="T4">x</text:span><text:span text:style-name="T3">&lt;=134</text:span></text:p>
      <text:p text:style-name="P11"><text:span text:style-name="T3">-30&lt;=</text:span><text:span text:style-name="T4">x</text:span><text:span text:style-name="T3">&lt;=33</text:span></text:p>
      <text:p text:style-name="P7">Т.е. верхняя граница = 33, нижняя граница = -30</text:p>
      <text:h text:style-name="P30" text:outline-level="2"><text:bookmark-start text:name="_Toc101107836"/>Расположение в памяти ЭВМ программы, исходных данных и результата<text:bookmark-end text:name="_Toc101107836"/></text:h>
      <text:p text:style-name="P13">Исходные данные:</text:p>
      <text:p text:style-name="P11"><text:span text:style-name="T2">013 – </text:span><text:span text:style-name="T1">Нижняя граница</text:span></text:p>
      <text:p text:style-name="P12">014 – Верхняя граница</text:p>
      <text:p text:style-name="P13">Промежуточные данные:</text:p>
      <text:p text:style-name="P11"><text:span text:style-name="T1">012 – </text:span><text:span text:style-name="T2">X</text:span></text:p>
      <text:p text:style-name="P13">Программа:</text:p>
      <text:p text:style-name="P11"><text:span text:style-name="T1">015 – </text:span><text:span text:style-name="T2">049</text:span></text:p>
      <text:p text:style-name="P13">Результат:</text:p>
      <text:p text:style-name="P12">…</text:p>
      <text:h text:style-name="P30" text:outline-level="2"><text:bookmark-start text:name="_Toc101107837"/>Адреса первой и последней выполняемых команд<text:bookmark-end text:name="_Toc101107837"/></text:h>
      <text:p text:style-name="P11"><text:span text:style-name="T1">Первая – </text:span><text:span text:style-name="T2">016</text:span><text:span text:style-name="T1">,</text:span></text:p>
      <text:p text:style-name="P12">Последняя – …</text:p>
      <text:h text:style-name="P30" text:outline-level="2"><text:bookmark-start text:name="_Toc101107838"/>Методика проверки<text:bookmark-end text:name="_Toc101107838"/></text:h>
      <text:list xml:id="list2098489244" text:style-name="WWNum18">
        <text:list-item>
          <text:p text:style-name="P34">Загрузить комплекс программ в память базовой ЭВМ (или скомпилировать код в ассемблере)</text:p>
        </text:list-item>
        <text:list-item>
          <text:p text:style-name="P34">Выполнить шаги необходимой проверки.</text:p>
        </text:list-item>
      </text:list>
      <text:p text:style-name="P28"/>
      <text:p text:style-name="P28">Проверка работы «основной программы»:</text:p>
      <text:list xml:id="list788192356" text:style-name="WWNum19">
        <text:list-item>
          <text:p text:style-name="P41"><text:span text:style-name="T7">Заменить точку отладки по адресу 02</text:span><text:span text:style-name="T11">D</text:span><text:span text:style-name="T7"> на команду </text:span><text:span text:style-name="T10">HLT</text:span><text:span text:style-name="T7"> (или заменить команду </text:span><text:span text:style-name="T10">NOP</text:span><text:span text:style-name="T7"> с комментарием «конец цикла» на </text:span><text:span text:style-name="T10">HLT</text:span><text:span text:style-name="T7"> в коде ассемблера и скомпилировать)</text:span></text:p>
        </text:list-item>
        <text:list-item>
          <text:p text:style-name="P35">Запустить программу в режиме «Работа» с адреса 016 (при компиляции с использованием ассемблера адрес начала выставлен автоматически)</text:p>
        </text:list-item>
        <text:list-item>
          <text:p text:style-name="P35">Дождаться останова</text:p>
        </text:list-item>
        <text:list-item>
          <text:p text:style-name="P35">Записать значение на аккумуляторе</text:p>
        </text:list-item>
        <text:list-item>
          <text:p text:style-name="P35">Продолжить выполнение программы</text:p>
        </text:list-item>
        <text:list-item>
          <text:p text:style-name="P35">Дождаться очередного останова</text:p>
        </text:list-item>
        <text:list-item>
          <text:p text:style-name="P35">Сравнить значение на аккумуляторе с записанным. Корректное выполнение программы приведёт к уменьшению этого значения на 2.</text:p>
        </text:list-item>
        <text:list-item>
          <text:p text:style-name="P35">Продолжить выполнение программы</text:p>
        </text:list-item>
        <text:list-item>
          <text:p text:style-name="P35">При желании повторять шаги 6-8, пока значение на аккумуляторе не приблизится к значению нижней границы</text:p>
        </text:list-item>
        <text:list-item>
          <text:p text:style-name="P35">Удостовериться, что при выходе значения на аккумуляторе за пределы ОДЗ, значение автоматически изменится на максимальное по ОДЗ до очередного останова.</text:p>
        </text:list-item>
      </text:list>
      <text:p text:style-name="P29"/>
      <text:p text:style-name="P28">Проверка работы прерывания с ВУ-2</text:p>
      <text:list xml:id="list1279822587" text:style-name="WWNum20">
        <text:list-item>
          <text:p text:style-name="P42"><text:span text:style-name="T7">Заменить точки отладки по адресам 02</text:span><text:span text:style-name="T11">F</text:span><text:span text:style-name="T7"> и 03</text:span><text:span text:style-name="T9">8</text:span><text:span text:style-name="T7"> на команды </text:span><text:span text:style-name="T10">HLT</text:span><text:span text:style-name="T7"> (или заменить команды </text:span><text:span text:style-name="T10">NOP</text:span><text:span text:style-name="T7"> с комментариями «начало прерывания с ВУ-2» и «конец прерывания с ВУ-2» на </text:span><text:span text:style-name="T10">HLT</text:span><text:span text:style-name="T7"> в коде ассемблера и скомпилировать)</text:span></text:p>
        </text:list-item>
        <text:list-item>
          <text:p text:style-name="P36"><text:soft-page-break/>Запустить программу в режиме «Работа» с адреса 016 (при компиляции с использованием ассемблера адрес начала выставлен автоматически)</text:p>
        </text:list-item>
        <text:list-item>
          <text:p text:style-name="P36">Установить конкретное значение на РД ВУ-2. Записать его.</text:p>
        </text:list-item>
        <text:list-item>
          <text:p text:style-name="P36">Установить «Готовность ВУ-2».</text:p>
        </text:list-item>
        <text:list-item>
          <text:p text:style-name="P36">Дождаться останова</text:p>
        </text:list-item>
        <text:list-item>
          <text:p text:style-name="P39">Записать текущее значение IP</text:p>
        </text:list-item>
        <text:list-item>
          <text:p text:style-name="P39">Ввести на пульте управления адрес ячейки X (012)</text:p>
        </text:list-item>
        <text:list-item>
          <text:p text:style-name="P39">Выполнить ВВОД АДРЕСА и ЧТЕНИЕ</text:p>
        </text:list-item>
        <text:list-item>
          <text:p text:style-name="P39">Записать текущее значение ячейки X (012)</text:p>
        </text:list-item>
        <text:list-item>
          <text:p text:style-name="P39">Ввести на пульте управления записанное ранее значение IP</text:p>
        </text:list-item>
        <text:list-item>
          <text:p text:style-name="P39">Выполнить ВВОД АДРЕСА</text:p>
        </text:list-item>
        <text:list-item>
          <text:p text:style-name="P42"><text:span text:style-name="T7">Вручную сложить значение на РД ВУ-2 и </text:span><text:span text:style-name="T8">значение ячейки X. Получить результат сложения, учтя границы ОДЗ</text:span></text:p>
        </text:list-item>
        <text:list-item>
          <text:p text:style-name="P36">Продолжить выполнение программы</text:p>
        </text:list-item>
        <text:list-item>
          <text:p text:style-name="P36">Дождаться останова</text:p>
        </text:list-item>
        <text:list-item>
          <text:p text:style-name="P42"><text:span text:style-name="T7">Сравнить значение на аккумуляторе с записанным результат</text:span><text:span text:style-name="T8">ом</text:span><text:span text:style-name="T7">. При корректном выполнении программы </text:span><text:span text:style-name="T8">они должны совпасть</text:span></text:p>
        </text:list-item>
        <text:list-item>
          <text:p text:style-name="P36">Продолжить выполнение программы</text:p>
        </text:list-item>
        <text:list-item>
          <text:p text:style-name="P36">При желании повторить пункты 3-11 с другими значением на РД ВУ-2</text:p>
        </text:list-item>
      </text:list>
      <text:p text:style-name="P29"/>
      <text:p text:style-name="P28">Проверка работы прерывания с ВУ-3</text:p>
      <text:list xml:id="list3354346849" text:style-name="WWNum21">
        <text:list-item>
          <text:p text:style-name="P43"><text:span text:style-name="T7">Заменить точки отладки по адресам 03</text:span><text:span text:style-name="T9">A</text:span><text:span text:style-name="T7"> и 0</text:span><text:bookmark text:name="_GoBack"/><text:span text:style-name="T9">43</text:span><text:span text:style-name="T7"> на команды </text:span><text:span text:style-name="T10">HLT</text:span><text:span text:style-name="T7"> (или заменить команды </text:span><text:span text:style-name="T10">NOP</text:span><text:span text:style-name="T7"> с комментариями «начало прерывания с ВУ-3» и «конец прерывания с ВУ-3» на </text:span><text:span text:style-name="T10">HLT</text:span><text:span text:style-name="T7"> в коде ассемблера и скомпилировать)</text:span></text:p>
        </text:list-item>
        <text:list-item>
          <text:p text:style-name="P37">Запустить программу в режиме «Работа» с адреса 016 (при компиляции с использованием ассемблера адрес начала выставлен автоматически)</text:p>
        </text:list-item>
        <text:list-item>
          <text:p text:style-name="P37">Установить «Готовность ВУ-3»</text:p>
        </text:list-item>
        <text:list-item>
          <text:p text:style-name="P37">Дождаться останова</text:p>
        </text:list-item>
        <text:list-item>
          <text:p text:style-name="P38">Записать текущее значение аккумулятора</text:p>
        </text:list-item>
        <text:list-item>
          <text:p text:style-name="P43"><text:span text:style-name="T7">Записать текущее значение </text:span><text:span text:style-name="T12">IP</text:span></text:p>
        </text:list-item>
        <text:list-item>
          <text:p text:style-name="P40">Ввести на пултте управления адрес ячейки X (012)</text:p>
        </text:list-item>
        <text:list-item>
          <text:p text:style-name="P40">Выполнить ВВОД АДРЕСА и ЧТЕНИЕ</text:p>
        </text:list-item>
        <text:list-item>
          <text:p text:style-name="P40">Записать текущее значение ячейки X.</text:p>
        </text:list-item>
        <text:list-item>
          <text:p text:style-name="P40">Ввести на пульте управления записанное ранее значение IP</text:p>
        </text:list-item>
        <text:list-item>
          <text:p text:style-name="P40">Выполнить ВВОД АДРЕСА</text:p>
        </text:list-item>
        <text:list-item>
          <text:p text:style-name="P43"><text:span text:style-name="T7">Вручную сосчитать результат применения функции </text:span><text:span text:style-name="T10">f</text:span><text:span text:style-name="T7">(</text:span><text:span text:style-name="T10">x</text:span><text:span text:style-name="T7">)=-4</text:span><text:span text:style-name="T10">x</text:span><text:span text:style-name="T7">+6 к записанному значению. </text:span><text:span text:style-name="T8">Записать результат</text:span></text:p>
        </text:list-item>
        <text:list-item>
          <text:p text:style-name="P37">Продолжить выполнение программы</text:p>
        </text:list-item>
        <text:list-item>
          <text:p text:style-name="P37">Дождаться останова</text:p>
        </text:list-item>
        <text:list-item>
          <text:p text:style-name="P43"><text:span text:style-name="T7">Сравнить значение на РД ВУ-3 с сосчитанным вручную результат</text:span><text:span text:style-name="T8">ом</text:span><text:span text:style-name="T7">. При корректном выполнении </text:span><text:span text:style-name="T8">программы они должны совпасть</text:span></text:p>
        </text:list-item>
        <text:list-item>
          <text:p text:style-name="P37">Убедиться, что значение на аккумуляторе совпадает с записанным на предыдущем останове</text:p>
        </text:list-item>
        <text:list-item>
          <text:p text:style-name="P37">Продолжить выполнение программы</text:p>
        </text:list-item>
        <text:list-item>
          <text:p text:style-name="P37">При желании повторить пункты 3-11</text:p>
        </text:list-item>
      </text:list>
      <text:p text:style-name="P29"/>
      <text:p text:style-name="P12"/>
      <text:h text:style-name="P32" text:outline-level="1"><text:bookmark-start text:name="_Toc101107839"/>Вывод<text:bookmark-end text:name="_Toc101107839"/></text:h>
      <text:p text:style-name="P4">В ходе выполнения шестой лабораторной работы я изучил организацию процесса прерывания программы и исследовал порядок функционирования БЭВМ при обмене данными в режиме прерывания программы</text:p>
      <text:p text:style-name="P14"/>
      <text:p text:style-name="P14"><text:tab/></text:p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ru" fo:country="RU" style:letter-kerning="false" style:font-name-asian="Arial1" style:font-size-asian="10pt" style:language-asian="ru" style:country-asian="RU" style:font-name-complex="Arial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874in" style:writing-mode="lr-tb"/>
      <style:text-properties style:use-window-font-color="true" style:font-name="Arial" fo:font-size="10pt" fo:language="ru" fo:country="RU" style:letter-kerning="false" style:font-name-asian="Arial1" style:font-size-asian="10pt" style:language-asian="ru" style:country-asian="RU" style:font-name-complex="Arial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0" fo:widows="0" style:writing-mode="lr-tb"/>
      <style:text-properties style:font-name-asian="Times New Roman1" style:font-family-asian="'Times New Roman'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45in" fo:margin-bottom="0.1945in" loext:contextual-spacing="false" fo:orphans="2" fo:widows="2"/>
      <style:text-properties style:font-name="Times New Roman" fo:font-family="'Times New Roman'" style:font-family-generic="roman" style:font-pitch="variable" fo:font-size="18pt" fo:font-weight="bold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loext:contextual-spacing="false" fo:keep-together="always" fo:keep-with-next="always"/>
      <style:text-properties fo:font-weight="bold" style:font-weight-asian="bold"/>
    </style:style>
    <style:style style:name="Title" style:family="paragraph" style:parent-style-name="Standard" style:next-style-name="Standard" style:default-outline-level="" style:class="chapter">
      <style:paragraph-properties fo:margin-top="0.3335in" fo:margin-bottom="0.0835in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orphans="2" fo:widows="2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  <style:text-properties fo:color="#00000a"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 fo:orphans="2" fo:widows="2" fo:break-before="pag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 fo:line-height="108%" fo:orphans="2" fo:widows="2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Subtitle" style:family="paragraph" style:parent-style-name="Standard" style:next-style-name="Standard" style:default-outline-level="" style:class="chapter">
      <style:paragraph-properties fo:margin-top="0.25in" fo:margin-bottom="0.0555in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39in" fo:margin-right="0in" fo:margin-top="0in" fo:margin-bottom="0.0693in" loext:contextual-spacing="false" fo:text-indent="0in" style:auto-text-indent="false"/>
    </style:style>
    <style:style style:name="Footnote" style:family="paragraph" style:parent-style-name="Standard" style:default-outline-level="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Arial1" style:font-family-asian="Arial" style:font-family-generic-asian="system" style:font-pitch-asian="variable" style:font-size-asian="16pt" style:language-asian="ru" style:country-asian="RU" style:font-name-complex="Arial1" style:font-family-complex="Arial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Текст_20_сноски_20_Знак" style:display-name="Текст сноски Знак" style:family="text" style:parent-style-name="Default_20_Paragraph_20_Font">
      <style:text-properties style:font-name-asian="Times New Roman1" style:font-family-asian="'Times New Roman'" style:font-family-generic-asian="system" style:font-pitch-asian="variable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-asian="Times New Roman1" style:font-family-asian="'Times New Roman'" style:font-family-generic-asian="system" style:font-pitch-asian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-asian="Times New Roman1" style:font-family-asian="'Times New Roman'" style:font-family-generic-asian="system" style:font-pitch-asian="variable"/>
    </style:style>
    <style:style style:name="ListLabel_20_1" style:display-name="ListLabel 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tyle="normal" fo:font-weight="normal" style:font-style-asian="normal" style:font-weight-asian="normal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2pt" style:font-size-asian="12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4898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13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4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8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9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0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23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5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6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7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8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9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0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32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text:style-name="ListLabel_20_33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34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5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6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7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8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9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0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4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4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5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7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8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56" style:layout-grid-base-height="0.189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lexander</meta:initial-creator>
    <meta:editing-cycles>14</meta:editing-cycles>
    <meta:print-date>2021-11-14T20:45:00</meta:print-date>
    <meta:creation-date>2022-04-02T13:05:00</meta:creation-date>
    <dc:date>2022-05-04T11:01:37.011425403</dc:date>
    <meta:editing-duration>P1DT4H52M3S</meta:editing-duration>
    <meta:generator>LibreOffice/6.4.7.2$Linux_X86_64 LibreOffice_project/40$Build-2</meta:generator>
    <meta:document-statistic meta:table-count="0" meta:image-count="0" meta:object-count="0" meta:page-count="7" meta:paragraph-count="184" meta:word-count="1271" meta:character-count="8378" meta:non-whitespace-character-count="726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